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18cm"/>
    </style:style>
    <style:style style:name="co2" style:family="table-column">
      <style:table-column-properties fo:break-before="auto" style:column-width="0.59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777cm"/>
    </style:style>
    <style:style style:name="co5" style:family="table-column">
      <style:table-column-properties fo:break-before="auto" style:column-width="9.4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OMB" table:style-name="ta1" table:print="false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/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OnlineProduktmanagement und Online-Marketing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Streaming-Anwendunge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Interface Design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Webtechnologien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Responsive Web Design 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dienmanagement und E-Business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odellierung und Computergrafik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dienwirtschaft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Grundlagen Interaktiver Systeme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User Experience Design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AV-Produktion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MINT-Grundlagen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Allgemeine Betriebswirtschaftslehre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rogrammierung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Grundlagen Mediengestaltung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Medientechnik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UM([.B2:.B17])" office:value-type="float" office:value="42">
            <text:p>42</text:p>
          </table:table-cell>
          <table:table-cell table:formula="of:=SUM([.C2:.C17])" office:value-type="float" office:value="30">
            <text:p>30</text:p>
          </table:table-cell>
          <table:table-cell table:formula="of:=SUM([.D2:.D17])" office:value-type="float" office:value="24">
            <text:p>24</text:p>
          </table:table-cell>
          <table:table-cell table:formula="of:=SUM([.E2:.E17])" office:value-type="float" office:value="0">
            <text:p>0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IB" table:style-name="ta1" table:print="false">
        <table:table-column table:style-name="co4" table:default-cell-style-name="Default"/>
        <table:table-column table:style-name="co2" table:number-columns-repeated="4" table:default-cell-style-name="ce1"/>
        <table:table-row table:style-name="ro1">
          <table:table-cell/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IT- und MedienProduktmanagement 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Verteilte Anwendungen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Digitale Medienproduktion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Kommunikations-Systeme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oftwaredesign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Grafische Datenverarbeitung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Mathematik und Simulation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Medienwirtschaft 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Grundlagen Interaktiver Systeme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User Experience Design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Computergrafik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MINT-Grundlagen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Allgemeine Betriebswirtschaftslehre 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Programmierung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Grundlagen Mediengestaltung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Medientechnik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UM([.B2:.B17])" office:value-type="float" office:value="57">
            <text:p>57</text:p>
          </table:table-cell>
          <table:table-cell table:formula="of:=SUM([.C2:.C17])" office:value-type="float" office:value="21">
            <text:p>21</text:p>
          </table:table-cell>
          <table:table-cell table:formula="of:=SUM([.D2:.D17])" office:value-type="float" office:value="18">
            <text:p>18</text:p>
          </table:table-cell>
          <table:table-cell table:formula="of:=SUM([.E2:.E17])" office:value-type="float" office:value="0">
            <text:p>0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KB" table:style-name="ta1" table:print="false">
        <table:table-column table:style-name="co5" table:default-cell-style-name="Default"/>
        <table:table-column table:style-name="co2" table:number-columns-repeated="4" table:default-cell-style-name="ce1"/>
        <table:table-row table:style-name="ro1">
          <table:table-cell/>
          <table:table-cell office:value-type="string">
            <text:p>T</text:p>
          </table:table-cell>
          <table:table-cell office:value-type="string">
            <text:p>G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Medientheorie </text:p>
          </table:table-cell>
          <table:table-cell table:number-columns-repeated="3"/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Interface Design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Marketingkonzeption 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Kreativkonzeption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Textkonzeption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E-Learning und Online-Learning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Computergrafik / Mathematik 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dienwirtschaft 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Entwicklung interaktiver Anwendungen II 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2">
          <table:table-cell office:value-type="string">
            <text:p>User Experience Design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AV-Produktion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Grundlagen Medienkonzeption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Allgemeine Betriebswirtschaftslehre</text:p>
          </table:table-cell>
          <table:table-cell table:number-columns-repeated="2"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Entwicklung interaktiver Anwendungen I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Grundlagen Mediengestaltung </text:p>
          </table:table-cell>
          <table:table-cell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Medientechnik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formula="of:=SUM([.B2:.B17])" office:value-type="float" office:value="21">
            <text:p>21</text:p>
          </table:table-cell>
          <table:table-cell table:formula="of:=SUM([.C2:.C17])" office:value-type="float" office:value="51">
            <text:p>51</text:p>
          </table:table-cell>
          <table:table-cell table:formula="of:=SUM([.D2:.D17])" office:value-type="float" office:value="18">
            <text:p>18</text:p>
          </table:table-cell>
          <table:table-cell table:formula="of:=SUM([.E2:.E17])" office:value-type="float" office:value="6">
            <text:p>6</text:p>
          </table:table-cell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7.11.2019</text:date>, <text:time>13:13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19-11-07T12:26:14.45</meta:creation-date>
    <dc:date>2019-11-07T13:13:22.76</dc:date>
    <dc:creator>Jirka Dell'Oro-Friedl</dc:creator>
    <meta:editing-duration>PT1M47S</meta:editing-duration>
    <meta:editing-cycles>2</meta:editing-cycles>
    <meta:generator>OpenOffice.org/3.3$Win32 OpenOffice.org_project/330m20$Build-9567</meta:generator>
    <meta:document-statistic meta:table-count="3" meta:cell-count="124" meta:object-count="0"/>
  </office:meta>
</office:document-meta>
</file>